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168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height="true" draw:auto-grow-width="true" fo:min-height="0.391cm" fo:min-width="0.223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169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height="true" draw:auto-grow-width="true" fo:min-height="0.389cm" fo:min-width="0.223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170" svg:stroke-width="0.019cm" svg:stroke-color="#ff0000" draw:marker-start="" draw:marker-start-width="0.302cm" draw:marker-start-center="false" draw:marker-end="" draw:marker-end-width="0.302cm" draw:marker-end-center="false" draw:fill="solid" draw:fill-color="#ff0000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171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height="true" draw:auto-grow-width="true" fo:min-height="0.391cm" fo:min-width="0.204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172" svg:stroke-width="0.019cm" svg:stroke-color="#000000" draw:marker-start="" draw:marker-start-width="0.302cm" draw:marker-start-center="false" draw:marker-end="" draw:marker-end-width="0.30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173" svg:stroke-width="0.019cm" svg:stroke-color="#000000" draw:marker-start="" draw:marker-start-width="0.302cm" draw:marker-start-center="false" draw:marker-end="" draw:marker-end-width="0.302cm" draw:marker-end-center="false" draw:fill="solid" draw:fill-color="#99ccff" draw:textarea-horizontal-align="center" draw:textarea-vertical-align="middle" fo:padding-top="0.138cm" fo:padding-bottom="0.138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174" svg:stroke-width="0.019cm" svg:stroke-color="#000000" draw:marker-start="" draw:marker-start-width="0.33cm" draw:marker-start-center="false" draw:marker-end="" draw:marker-end-width="0.3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175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176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177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178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23cm" svg:height="0.391cm" svg:x="9.366cm" svg:y="15.408cm">
            <draw:text-box>
              <text:p text:style-name="P1"><text:span text:style-name="T1">A</text:span></text:p>
            </draw:text-box>
          </draw:frame>
          <draw:frame draw:style-name="gr2" draw:text-style-name="P2" draw:layer="layout" svg:width="0.223cm" svg:height="0.389cm" svg:x="11.428cm" svg:y="14.338cm">
            <draw:text-box>
              <text:p text:style-name="P1"><text:span text:style-name="T1">B</text:span></text:p>
            </draw:text-box>
          </draw:frame>
          <draw:line draw:style-name="gr3" draw:text-style-name="P3" draw:layer="layout" svg:x1="9.585cm" svg:y1="15.551cm" svg:x2="11.405cm" svg:y2="14.52cm">
            <text:p/>
          </draw:line>
          <draw:frame draw:style-name="gr4" draw:text-style-name="P2" draw:layer="layout" svg:width="0.204cm" svg:height="0.391cm" svg:x="9.928cm" svg:y="13.877cm">
            <draw:text-box>
              <text:p text:style-name="P1"><text:span text:style-name="T1">P</text:span></text:p>
            </draw:text-box>
          </draw:frame>
          <draw:line draw:style-name="gr5" draw:text-style-name="P4" draw:layer="layout" svg:x1="10.071cm" svg:y1="14.216cm" svg:x2="9.585cm" svg:y2="15.548cm">
            <text:p/>
          </draw:line>
          <draw:line draw:style-name="gr6" draw:text-style-name="P4" draw:layer="layout" svg:x1="11.404cm" svg:y1="14.517cm" svg:x2="10.07cm" svg:y2="14.216cm">
            <text:p/>
          </draw:line>
          <draw:frame draw:name="DescriptionOOoTep" draw:style-name="gr7" draw:text-style-name="P5" draw:layer="layout" svg:width="0.006cm" svg:height="0.006cm" svg:x="9.537cm" svg:y="15.502cm">
            <draw:text-box>
              <text:p/>
            </draw:text-box>
            <svg:desc>@options;
  repereortho(14,174,30,1,1){ 0 , moyen , grisfonce , num1 ,i};

@figure;
  A = point( 1.5 , 1.5 );
  B = point( 5.5 , 3.67 );
  sAB = segment( A , B );
  C = point( 2.6 , 1.9 )  { i };
  cerayA3 = cerclerayon( A , 3 )  { i };
  cerayB3 = cerclerayon( B , 3 )  { i };
  P = intersection( cerayA3 , cerayB3 , 1 )  { (-0.73,-0.47) };
  D = intersection( cerayA3 , cerayB3 , 2 )  { i };
  sPA = segment( P , A );
  sBP = segment( B , P );

</svg:desc>
          </draw:frame>
          <draw:line draw:style-name="gr8" draw:text-style-name="P4" draw:layer="layout" svg:x1="10.732cm" svg:y1="14.269cm" svg:x2="10.625cm" svg:y2="14.401cm">
            <text:p/>
          </draw:line>
          <draw:line draw:style-name="gr9" draw:text-style-name="P4" draw:layer="layout" svg:x1="10.792cm" svg:y1="14.306cm" svg:x2="10.685cm" svg:y2="14.438cm">
            <text:p/>
          </draw:line>
          <draw:line draw:style-name="gr10" draw:text-style-name="P4" draw:layer="layout" svg:x1="9.833cm" svg:y1="14.723cm" svg:x2="9.989cm" svg:y2="14.781cm">
            <text:p/>
          </draw:line>
          <draw:line draw:style-name="gr11" draw:text-style-name="P4" draw:layer="layout" svg:x1="9.796cm" svg:y1="14.784cm" svg:x2="9.952cm" svg:y2="14.8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36:16.883541315</meta:creation-date>
    <dc:date>2018-02-09T15:36:35.604834898</dc:date>
    <meta:editing-duration>PT19S</meta:editing-duration>
    <meta:editing-cycles>1</meta:editing-cycles>
    <meta:document-statistic meta:object-count="12"/>
    <meta:generator>LibreOffice/6.0.0.3$MacOSX_X86_64 LibreOffice_project/64a0f66915f38c6217de274f0aa8e15618924765</meta:generator>
  </office:meta>
</office:document-meta>
</file>